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, Menlo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824cm" fo:break-before="auto" fo:break-after="auto" table:align="margins" style:shadow="#808080 0.176cm -0.176cm"/>
    </style:style>
    <style:style style:name="Tabela1.A" style:family="table-column">
      <style:table-column-properties style:column-width="3.893cm" style:rel-column-width="2254*"/>
    </style:style>
    <style:style style:name="Tabela1.B" style:family="table-column">
      <style:table-column-properties style:column-width="2.226cm" style:rel-column-width="1289*"/>
    </style:style>
    <style:style style:name="Tabela1.C" style:family="table-column">
      <style:table-column-properties style:column-width="3.829cm" style:rel-column-width="2217*"/>
    </style:style>
    <style:style style:name="Tabela1.D" style:family="table-column">
      <style:table-column-properties style:column-width="3.357cm" style:rel-column-width="1943*"/>
    </style:style>
    <style:style style:name="Tabela1.E" style:family="table-column">
      <style:table-column-properties style:column-width="3.517cm" style:rel-column-width="2036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P1" style:family="paragraph" style:parent-style-name="Standard">
      <style:paragraph-properties style:line-height-at-least="0.688cm"/>
      <style:text-properties fo:font-weight="normal" officeooo:rsid="000baa27" officeooo:paragraph-rsid="000baa27" style:font-weight-asian="normal" style:font-weight-complex="normal"/>
    </style:style>
    <style:style style:name="P2" style:family="paragraph" style:parent-style-name="Standard">
      <style:paragraph-properties style:line-height-at-least="0.688cm"/>
      <style:text-properties fo:font-weight="normal" officeooo:rsid="000baa27" officeooo:paragraph-rsid="000baaa4" style:font-weight-asian="normal" style:font-weight-complex="normal"/>
    </style:style>
    <style:style style:name="P3" style:family="paragraph" style:parent-style-name="Standard">
      <style:paragraph-properties style:line-height-at-least="0.688cm"/>
      <style:text-properties fo:font-weight="normal" officeooo:rsid="000baa27" officeooo:paragraph-rsid="000ccc40" style:font-weight-asian="normal" style:font-weight-complex="normal"/>
    </style:style>
    <style:style style:name="P4" style:family="paragraph" style:parent-style-name="Standard">
      <style:paragraph-properties style:line-height-at-least="0.688cm"/>
      <style:text-properties fo:font-weight="normal" officeooo:rsid="000baa27" officeooo:paragraph-rsid="000d9f97" style:font-weight-asian="normal" style:font-weight-complex="normal"/>
    </style:style>
    <style:style style:name="P5" style:family="paragraph" style:parent-style-name="Standard">
      <style:paragraph-properties style:line-height-at-least="0.688cm"/>
      <style:text-properties fo:font-weight="normal" officeooo:rsid="000ccc40" officeooo:paragraph-rsid="000ccc40" style:font-weight-asian="normal" style:font-weight-complex="normal"/>
    </style:style>
    <style:style style:name="P6" style:family="paragraph" style:parent-style-name="Standard">
      <style:paragraph-properties style:line-height-at-least="0.688cm"/>
      <style:text-properties fo:font-weight="normal" officeooo:rsid="000ccc40" officeooo:paragraph-rsid="000d9f97" style:font-weight-asian="normal" style:font-weight-complex="normal"/>
    </style:style>
    <style:style style:name="P7" style:family="paragraph" style:parent-style-name="Standard">
      <style:paragraph-properties style:line-height-at-least="0.688cm"/>
      <style:text-properties fo:color="#e1e1e6" loext:opacity="100%" style:font-name="JetBrains Mono" fo:font-size="12pt" fo:font-weight="normal" fo:background-color="transparent"/>
    </style:style>
    <style:style style:name="P8" style:family="paragraph" style:parent-style-name="Standard">
      <style:paragraph-properties style:line-height-at-least="0.688cm"/>
      <style:text-properties fo:color="#e1e1e6" loext:opacity="100%" style:font-name="JetBrains Mono" fo:font-size="12pt" fo:font-weight="normal" officeooo:rsid="00063c6a" officeooo:paragraph-rsid="00063c6a" fo:background-color="transparent"/>
    </style:style>
    <style:style style:name="P9" style:family="paragraph" style:parent-style-name="Standard" style:list-style-name="L1">
      <style:paragraph-properties style:line-height-at-least="0.688cm"/>
      <style:text-properties officeooo:paragraph-rsid="0003f0c6"/>
    </style:style>
    <style:style style:name="P10" style:family="paragraph" style:parent-style-name="Standard">
      <style:paragraph-properties style:line-height-at-least="0.688cm"/>
      <style:text-properties officeooo:paragraph-rsid="000baa27"/>
    </style:style>
    <style:style style:name="P11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fo:background-color="transparent"/>
    </style:style>
    <style:style style:name="P12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paragraph-rsid="00115faa" fo:background-color="transparent"/>
    </style:style>
    <style:style style:name="P13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3f0c6" officeooo:paragraph-rsid="0003f0c6" fo:background-color="transparent"/>
    </style:style>
    <style:style style:name="P14" style:family="paragraph" style:parent-style-name="Standard" style:list-style-name="L2">
      <style:paragraph-properties style:line-height-at-least="0.688cm"/>
      <style:text-properties fo:color="#000000" loext:opacity="100%" style:font-name="JetBrains Mono" fo:font-size="12pt" fo:font-weight="normal" officeooo:rsid="0003f0c6" officeooo:paragraph-rsid="0003f0c6" fo:background-color="transparent"/>
    </style:style>
    <style:style style:name="P15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63c6a" officeooo:paragraph-rsid="00063c6a" fo:background-color="transparent"/>
    </style:style>
    <style:style style:name="P16" style:family="paragraph" style:parent-style-name="Standard" style:list-style-name="L3">
      <style:paragraph-properties style:line-height-at-least="0.688cm"/>
      <style:text-properties fo:color="#000000" loext:opacity="100%" style:font-name="JetBrains Mono" fo:font-size="12pt" fo:font-weight="normal" officeooo:rsid="00063c6a" officeooo:paragraph-rsid="00063c6a" fo:background-color="transparent"/>
    </style:style>
    <style:style style:name="P17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83c5e" officeooo:paragraph-rsid="00083c5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9ef93" officeooo:paragraph-rsid="0009ef93" fo:background-color="transparent" style:font-weight-asian="normal" style:font-weight-complex="normal"/>
    </style:style>
    <style:style style:name="P19" style:family="paragraph" style:parent-style-name="Standard">
      <style:paragraph-properties style:line-height-at-least="0.688cm"/>
      <style:text-properties fo:color="#000000" loext:opacity="100%" style:font-name="JetBrains Mono" fo:font-size="12pt" fo:font-weight="normal" officeooo:rsid="000af9f1" officeooo:paragraph-rsid="000af9f1" fo:background-color="transparent" style:font-weight-asian="normal" style:font-weight-complex="normal"/>
    </style:style>
    <style:style style:name="P20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fo:background-color="transparent" style:font-weight-asian="bold" style:font-weight-complex="bold"/>
    </style:style>
    <style:style style:name="P21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paragraph-rsid="0003f0c6" fo:background-color="transparent" style:font-weight-asian="bold" style:font-weight-complex="bold"/>
    </style:style>
    <style:style style:name="P22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03f0c6" officeooo:paragraph-rsid="0003f0c6" fo:background-color="transparent" style:font-weight-asian="bold" style:font-weight-complex="bold"/>
    </style:style>
    <style:style style:name="P23" style:family="paragraph" style:parent-style-name="Standard" style:list-style-name="L3">
      <style:paragraph-properties style:line-height-at-least="0.688cm"/>
      <style:text-properties fo:color="#000000" loext:opacity="100%" style:font-name="JetBrains Mono" fo:font-size="12pt" fo:font-weight="bold" officeooo:rsid="00063c6a" officeooo:paragraph-rsid="00063c6a" fo:background-color="transparent" style:font-weight-asian="bold" style:font-weight-complex="bold"/>
    </style:style>
    <style:style style:name="P24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063c6a" officeooo:paragraph-rsid="00063c6a" fo:background-color="transparent" style:font-weight-asian="bold" style:font-weight-complex="bold"/>
    </style:style>
    <style:style style:name="P25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09ef93" officeooo:paragraph-rsid="0009ef93" fo:background-color="transparent" style:font-weight-asian="bold" style:font-weight-complex="bold"/>
    </style:style>
    <style:style style:name="P26" style:family="paragraph" style:parent-style-name="Standard" style:list-style-name="L6">
      <style:paragraph-properties style:line-height-at-least="0.688cm"/>
      <style:text-properties fo:color="#000000" loext:opacity="100%" style:font-name="JetBrains Mono" fo:font-size="12pt" fo:font-weight="bold" officeooo:rsid="0009ef93" officeooo:paragraph-rsid="0009ef93" fo:background-color="transparent" style:font-weight-asian="bold" style:font-weight-complex="bold"/>
    </style:style>
    <style:style style:name="P27" style:family="paragraph" style:parent-style-name="Standard" style:list-style-name="L8">
      <style:paragraph-properties style:line-height-at-least="0.688cm"/>
      <style:text-properties fo:color="#000000" loext:opacity="100%" style:font-name="JetBrains Mono" fo:font-size="12pt" fo:font-weight="bold" officeooo:rsid="0009ef93" officeooo:paragraph-rsid="0009ef93" fo:background-color="transparent" style:font-weight-asian="bold" style:font-weight-complex="bold"/>
    </style:style>
    <style:style style:name="P28" style:family="paragraph" style:parent-style-name="Standard">
      <style:paragraph-properties style:line-height-at-least="0.688cm"/>
      <style:text-properties fo:color="#000000" loext:opacity="100%" style:font-name="JetBrains Mono" fo:font-size="12pt" fo:font-weight="bold" officeooo:rsid="000baa27" officeooo:paragraph-rsid="000baa27" fo:background-color="transparent" style:font-weight-asian="bold" style:font-weight-complex="bold"/>
    </style:style>
    <style:style style:name="P29" style:family="paragraph" style:parent-style-name="Standard" style:list-style-name="L9">
      <style:paragraph-properties style:line-height-at-least="0.688cm"/>
      <style:text-properties fo:color="#000000" loext:opacity="100%" style:font-name="JetBrains Mono" fo:font-size="12pt" fo:font-weight="bold" officeooo:rsid="000baa27" officeooo:paragraph-rsid="000baa27" fo:background-color="transparent" style:font-weight-asian="bold" style:font-weight-complex="bold"/>
    </style:style>
    <style:style style:name="P30" style:family="paragraph" style:parent-style-name="Standard" style:list-style-name="L4">
      <style:paragraph-properties style:line-height-at-least="0.688cm"/>
      <style:text-properties fo:color="#000000" loext:opacity="100%" style:font-name="JetBrains Mono" fo:font-size="16pt" fo:font-weight="normal" officeooo:rsid="00083c5e" officeooo:paragraph-rsid="00083c5e" fo:background-color="transparent" style:font-size-asian="16pt" style:font-weight-asian="normal" style:font-size-complex="16pt" style:font-weight-complex="normal"/>
    </style:style>
    <style:style style:name="P31" style:family="paragraph" style:parent-style-name="Standard" style:list-style-name="L5">
      <style:paragraph-properties style:line-height-at-least="0.688cm"/>
      <style:text-properties fo:color="#000000" loext:opacity="100%" style:font-name="JetBrains Mono" fo:font-size="16pt" fo:font-weight="normal" officeooo:rsid="00083c5e" officeooo:paragraph-rsid="00083c5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style:line-height-at-least="0.688cm"/>
      <style:text-properties fo:color="#000000" loext:opacity="100%" style:font-name="JetBrains Mono" fo:font-size="16pt" fo:font-weight="bold" officeooo:rsid="00083c5e" officeooo:paragraph-rsid="00083c5e" fo:background-color="transparent" style:font-size-asian="16pt" style:font-weight-asian="bold" style:font-size-complex="16pt" style:font-weight-complex="bold"/>
    </style:style>
    <style:style style:name="P33" style:family="paragraph" style:parent-style-name="Standard">
      <style:paragraph-properties style:line-height-at-least="0.688cm"/>
      <style:text-properties fo:color="#000000" loext:opacity="100%" style:font-name="JetBrains Mono" fo:font-size="14pt" fo:font-weight="bold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paragraph-properties style:line-height-at-least="0.688cm"/>
      <style:text-properties fo:color="#000000" loext:opacity="100%" style:font-name="JetBrains Mono" fo:font-size="14pt" fo:font-weight="bold" officeooo:rsid="00083c5e" officeooo:paragraph-rsid="00083c5e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style:line-height-at-least="0.688cm"/>
      <style:text-properties fo:color="#000000" loext:opacity="100%" fo:background-color="transparent"/>
    </style:style>
    <style:style style:name="P36" style:family="paragraph" style:parent-style-name="Standard">
      <style:text-properties fo:color="#000000" loext:opacity="100%" fo:background-color="transparent"/>
    </style:style>
    <style:style style:name="P37" style:family="paragraph" style:parent-style-name="Standard">
      <style:paragraph-properties style:line-height-at-least="0.688cm"/>
      <style:text-properties fo:color="#000000" loext:opacity="100%" fo:font-weight="normal" officeooo:rsid="000ccc40" officeooo:paragraph-rsid="000d9f97" fo:background-color="transparent" style:font-weight-asian="normal" style:font-weight-complex="normal"/>
    </style:style>
    <style:style style:name="P38" style:family="paragraph" style:parent-style-name="Standard">
      <style:paragraph-properties style:line-height-at-least="0.688cm"/>
      <style:text-properties fo:color="#000000" loext:opacity="100%" fo:font-weight="normal" officeooo:rsid="000f7812" officeooo:paragraph-rsid="000f7812" fo:background-color="transparent" style:font-weight-asian="normal" style:font-weight-complex="normal"/>
    </style:style>
    <style:style style:name="P39" style:family="paragraph" style:parent-style-name="Standard">
      <style:paragraph-properties style:line-height-at-least="0.688cm"/>
      <style:text-properties fo:color="#000000" loext:opacity="100%" fo:font-weight="normal" officeooo:paragraph-rsid="000d9f97" fo:background-color="transparent"/>
    </style:style>
    <style:style style:name="P40" style:family="paragraph" style:parent-style-name="Standard">
      <style:paragraph-properties style:line-height-at-least="0.688cm"/>
      <style:text-properties fo:color="#000000" loext:opacity="100%" fo:font-weight="bold" officeooo:rsid="000f7812" officeooo:paragraph-rsid="000f7812" fo:background-color="transparent" style:font-weight-asian="bold" style:font-weight-complex="bold"/>
    </style:style>
    <style:style style:name="P41" style:family="paragraph" style:parent-style-name="Standard" style:list-style-name="L1">
      <style:paragraph-properties style:line-height-at-least="0.688cm"/>
      <style:text-properties officeooo:rsid="0003f0c6" officeooo:paragraph-rsid="0003f0c6"/>
    </style:style>
    <style:style style:name="P42" style:family="paragraph" style:parent-style-name="Standard">
      <style:paragraph-properties style:line-height-at-least="0.688cm"/>
      <style:text-properties officeooo:rsid="0003f0c6" officeooo:paragraph-rsid="0003f0c6"/>
    </style:style>
    <style:style style:name="P43" style:family="paragraph" style:parent-style-name="Standard">
      <style:paragraph-properties style:line-height-at-least="0.688cm"/>
      <style:text-properties fo:color="#2a6099" loext:opacity="100%" style:font-name="JetBrains Mono" fo:font-size="12pt" fo:font-weight="normal" officeooo:rsid="0003f0c6" officeooo:paragraph-rsid="0003f0c6" fo:background-color="transparent"/>
    </style:style>
    <style:style style:name="P44" style:family="paragraph" style:parent-style-name="Standard">
      <style:paragraph-properties style:line-height-at-least="0.688cm"/>
      <style:text-properties fo:color="#55308d" loext:opacity="100%" style:font-name="JetBrains Mono" fo:font-size="12pt" fo:font-weight="normal" fo:background-color="transparent"/>
    </style:style>
    <style:style style:name="P45" style:family="paragraph" style:parent-style-name="Standard" style:list-style-name="L10">
      <style:paragraph-properties style:line-height-at-least="0.688cm"/>
      <style:text-properties fo:font-weight="bold" officeooo:rsid="000baa27" officeooo:paragraph-rsid="000baa27" style:font-weight-asian="bold" style:font-weight-complex="bold"/>
    </style:style>
    <style:style style:name="P46" style:family="paragraph" style:parent-style-name="Table_20_Contents">
      <style:text-properties style:font-name="JetBrains Mono" fo:font-size="12pt" officeooo:rsid="000af9f1" officeooo:paragraph-rsid="000af9f1"/>
    </style:style>
    <style:style style:name="P47" style:family="paragraph" style:parent-style-name="Table_20_Contents">
      <style:text-properties style:font-name="JetBrains Mono" fo:font-size="12pt" fo:font-style="italic" officeooo:rsid="000af9f1" officeooo:paragraph-rsid="000af9f1" style:font-style-asian="italic" style:font-style-complex="italic"/>
    </style:style>
    <style:style style:name="P48" style:family="paragraph">
      <style:paragraph-properties fo:text-align="center"/>
    </style:style>
    <style:style style:name="P49" style:family="paragraph">
      <loext:graphic-properties draw:fill-color="#afd095"/>
      <style:paragraph-properties fo:text-align="center"/>
    </style:style>
    <style:style style:name="P50" style:family="paragraph">
      <loext:graphic-properties draw:fill-color="#ffff6d"/>
      <style:paragraph-properties fo:text-align="center"/>
    </style:style>
    <style:style style:name="P51" style:family="paragraph">
      <loext:graphic-properties draw:fill-color="#ec9ba4"/>
      <style:paragraph-properties fo:text-align="center"/>
    </style:style>
    <style:style style:name="P52" style:family="paragraph">
      <loext:graphic-properties draw:fill-color="#dddddd"/>
      <style:paragraph-properties fo:text-align="center"/>
      <style:text-properties fo:font-size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JetBrains Mono" fo:font-size="12pt" fo:font-weight="normal" fo:background-color="transparent" loext:char-shading-value="0"/>
    </style:style>
    <style:style style:name="T3" style:family="text">
      <style:text-properties fo:color="#000000" loext:opacity="100%" style:font-name="JetBrains Mono" fo:font-size="12pt" fo:font-weight="normal" officeooo:rsid="0003f0c6" fo:background-color="transparent" loext:char-shading-value="0"/>
    </style:style>
    <style:style style:name="T4" style:family="text">
      <style:text-properties fo:color="#000000" loext:opacity="100%" style:font-name="JetBrains Mono" fo:font-size="12pt" fo:font-weight="normal" officeooo:rsid="000baa27" fo:background-color="transparent" loext:char-shading-value="0" style:font-weight-asian="normal" style:font-weight-complex="normal"/>
    </style:style>
    <style:style style:name="T5" style:family="text">
      <style:text-properties fo:color="#000000" loext:opacity="100%" style:font-name="JetBrains Mono" fo:font-size="12pt" fo:font-weight="bold" officeooo:rsid="000baa27" fo:background-color="transparent" loext:char-shading-value="0" style:font-weight-asian="bold" style:font-weight-complex="bold"/>
    </style:style>
    <style:style style:name="T6" style:family="text">
      <style:text-properties fo:color="#000000" loext:opacity="100%" style:font-name="JetBrains Mono" fo:font-size="12pt" fo:background-color="transparent" loext:char-shading-value="0"/>
    </style:style>
    <style:style style:name="T7" style:family="text">
      <style:text-properties fo:color="#000000" loext:opacity="100%" style:font-name="JetBrains Mono" fo:font-size="12pt" officeooo:rsid="000ccc40" fo:background-color="transparent" loext:char-shading-value="0"/>
    </style:style>
    <style:style style:name="T8" style:family="text">
      <style:text-properties fo:color="#000000" loext:opacity="100%" style:font-name="JetBrains Mono" fo:font-size="10pt" officeooo:rsid="000ccc40" fo:background-color="transparent" loext:char-shading-value="0" style:font-size-asian="10pt" style:font-size-complex="10pt"/>
    </style:style>
    <style:style style:name="T9" style:family="text">
      <style:text-properties fo:color="#000000" loext:opacity="100%" style:font-name="JetBrains Mono" fo:font-size="10pt" officeooo:rsid="000d9f97" fo:background-color="transparent" loext:char-shading-value="0" style:font-size-asian="10pt" style:font-size-complex="10pt"/>
    </style:style>
    <style:style style:name="T10" style:family="text">
      <style:text-properties fo:color="#000000" loext:opacity="100%" style:font-name="JetBrains Mono" fo:font-size="10.5pt" officeooo:rsid="000d9f97" fo:background-color="transparent" loext:char-shading-value="0" style:font-size-asian="10.5pt" style:font-size-complex="10.5pt"/>
    </style:style>
    <style:style style:name="T11" style:family="text">
      <style:text-properties fo:color="#bf0041" loext:opacity="100%"/>
    </style:style>
    <style:style style:name="T12" style:family="text">
      <style:text-properties fo:color="#ff79c6" loext:opacity="100%"/>
    </style:style>
    <style:style style:name="T13" style:family="text">
      <style:text-properties fo:color="#ff8000" loext:opacity="100%"/>
    </style:style>
    <style:style style:name="T14" style:family="text">
      <style:text-properties fo:color="#ff0000" loext:opacity="100%"/>
    </style:style>
    <style:style style:name="T15" style:family="text">
      <style:text-properties fo:color="#1e6a39" loext:opacity="100%"/>
    </style:style>
    <style:style style:name="T16" style:family="text">
      <style:text-properties fo:color="#1e6a39" loext:opacity="100%" fo:font-style="italic"/>
    </style:style>
    <style:style style:name="T17" style:family="text">
      <style:text-properties fo:color="#127622" loext:opacity="100%"/>
    </style:style>
    <style:style style:name="T18" style:family="text">
      <style:text-properties fo:color="#55308d" loext:opacity="100%"/>
    </style:style>
    <style:style style:name="T19" style:family="text">
      <style:text-properties fo:color="#2a6099" loext:opacity="100%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officeooo:rsid="000ba64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5faa" style:font-weight-asian="bold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15faa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weight="bold" officeooo:rsid="00115faa" style:font-size-asian="10pt" style:font-weight-asian="bold" style:font-size-complex="10pt" style:font-weight-complex="bold"/>
    </style:style>
    <style:style style:name="T28" style:family="text">
      <style:text-properties style:font-name="JetBrains Mono" fo:font-size="12pt"/>
    </style:style>
    <style:style style:name="T29" style:family="text">
      <style:text-properties style:font-name="JetBrains Mono" fo:font-size="12pt" style:font-weight-asian="normal" style:font-weight-complex="normal"/>
    </style:style>
    <style:style style:name="T30" style:family="text">
      <style:text-properties style:font-name="JetBrains Mono" fo:font-size="12pt" officeooo:rsid="000ccc40" style:font-weight-asian="normal" style:font-weight-complex="normal"/>
    </style:style>
    <style:style style:name="T31" style:family="text">
      <style:text-properties style:font-name="JetBrains Mono" fo:font-size="12pt" officeooo:rsid="000ccc40"/>
    </style:style>
    <style:style style:name="T32" style:family="text">
      <style:text-properties fo:color="#ff3838" loext:opacity="100%"/>
    </style:style>
    <style:style style:name="T33" style:family="text">
      <style:text-properties fo:color="#ff3838" loext:opacity="100%" style:font-name="JetBrains Mono" fo:font-size="12pt"/>
    </style:style>
    <style:style style:name="T34" style:family="text">
      <style:text-properties fo:color="#3465a4" loext:opacity="100%"/>
    </style:style>
    <style:style style:name="T35" style:family="text">
      <style:text-properties officeooo:rsid="00115faa"/>
    </style:style>
    <style:style style:name="T36" style:family="text">
      <style:text-properties style:font-weight-asian="normal" style:font-weight-complex="normal"/>
    </style:style>
    <style:style style:name="T37" style:family="text">
      <style:text-properties officeooo:rsid="00115faa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2.699cm" fo:min-width="4.92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afd095" draw:textarea-horizontal-align="justify" draw:textarea-vertical-align="middle" draw:auto-grow-height="false" fo:min-height="3.81cm" fo:min-width="6.006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6d" draw:textarea-horizontal-align="justify" draw:textarea-vertical-align="middle" draw:auto-grow-height="false" fo:min-height="5.212cm" fo:min-width="7.03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ec9ba4" draw:textarea-horizontal-align="justify" draw:textarea-vertical-align="middle" draw:auto-grow-height="false" fo:min-height="6.35cm" fo:min-width="8.255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dddddd" draw:textarea-horizontal-align="justify" draw:textarea-vertical-align="middle" draw:auto-grow-height="false" fo:min-height="7.779cm" fo:min-width="9.86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Introdução ao HTML</text:p>
      <text:p text:style-name="P11"/>
      <text:p text:style-name="P33">O que é HTML?</text:p>
      <text:p text:style-name="P35"/>
      <text:p text:style-name="P11">Estrutura de textos, criar links, imagens, videos, etc...</text:p>
      <text:p text:style-name="P35"/>
      <text:p text:style-name="P20">Hypertext Markup Language</text:p>
      <text:p text:style-name="P11">linguagem de marcação de texto</text:p>
      <text:p text:style-name="P36"/>
      <text:p text:style-name="P36"/>
      <text:p text:style-name="P21">Hypertext</text:p>
      <text:list xml:id="list1804599349" text:style-name="L1">
        <text:list-item>
          <text:p text:style-name="P9"><text:span text:style-name="T2">H</text:span><text:span text:style-name="T3">i</text:span><text:span text:style-name="T2">pertext</text:span><text:span text:style-name="T3">o</text:span></text:p>
        </text:list-item>
        <text:list-item>
          <text:p text:style-name="P41"><text:span text:style-name="T2">Texto que contém links</text:span></text:p>
        </text:list-item>
      </text:list>
      <text:p text:style-name="P42"><text:span text:style-name="T2"/></text:p>
      <text:p text:style-name="P22">Markup</text:p>
      <text:p text:style-name="P13"><text:span text:style-name="T2"/></text:p>
      <text:list xml:id="list1715707855" text:style-name="L2">
        <text:list-item>
          <text:p text:style-name="P14">Marcação de texto</text:p>
        </text:list-item>
        <text:list-item>
          <text:p text:style-name="P14">Elemento HTML ou <text:span text:style-name="T11">tag</text:span></text:p>
        </text:list-item>
      </text:list>
      <text:p text:style-name="P13">Existem inúmeras tags e cada uma delas <text:s/>irão servir para um determinado propósito. Ex.:</text:p>
      <text:p text:style-name="P13">imagem, texto grande, link, parágrafo, etc…</text:p>
      <text:p text:style-name="P13"/>
      <text:p text:style-name="P22">Sintaxe de uma tag</text:p>
      <text:p text:style-name="P13"/>
      <text:p text:style-name="P13">Como escrevemos tags HTML?</text:p>
      <text:p text:style-name="P13"/>
      <text:p text:style-name="P13">&lt;<text:span text:style-name="T11">p</text:span>&gt;conteúdo&lt;/<text:span text:style-name="T11">p</text:span>&gt;</text:p>
      <text:p text:style-name="P43">&lt;!-- Aqui vem um comentário →</text:p>
      <text:p text:style-name="P43"/>
      <text:p text:style-name="P22">Atributos</text:p>
      <text:p text:style-name="P13"/>
      <text:p text:style-name="P13">Adicionam informações e/ou configurações á uma tag.</text:p>
      <text:p text:style-name="P13"/>
      <text:p text:style-name="P13">Como escrevemos atributos?</text:p>
      <text:p text:style-name="P13"/>
      <text:p text:style-name="P13">&lt;<text:span text:style-name="T14">a</text:span> <text:span text:style-name="T16">href</text:span><text:span text:style-name="T15">=</text:span><text:span text:style-name="T13">"https://rocketseat.com.br"</text:span>&gt;Ver site&lt;/<text:span text:style-name="T14">a</text:span>&gt;</text:p>
      <text:p text:style-name="P11">&lt;<text:span text:style-name="T14">img</text:span> <text:span text:style-name="T16">src</text:span><text:span text:style-name="T15">=</text:span><text:span text:style-name="T13">"image.jpg"</text:span> <text:span text:style-name="T16">alt</text:span><text:span text:style-name="T15">=</text:span><text:span text:style-name="T13">""</text:span>&gt;</text:p>
      <text:p text:style-name="P11"><text:soft-page-break/></text:p>
      <text:p text:style-name="P15"/>
      <text:p text:style-name="P32">Introdução ao CSS</text:p>
      <text:p text:style-name="P32"/>
      <text:p text:style-name="P34">O que é CSS?</text:p>
      <text:p text:style-name="P32"/>
      <text:list xml:id="list255434711" text:style-name="L4">
        <text:list-item>
          <text:p text:style-name="P30">Estilos para HTML</text:p>
        </text:list-item>
        <text:list-item>
          <text:p text:style-name="P30">Cacading Style Sheets</text:p>
        </text:list-item>
      </text:list>
      <text:p text:style-name="P17">Folha de estilo em cascata</text:p>
      <text:list xml:id="list1789662125" text:style-name="L5">
        <text:list-item>
          <text:p text:style-name="P31">Apresentação visual para cliente</text:p>
        </text:list-item>
      </text:list>
      <text:p text:style-name="P32"/>
      <text:p text:style-name="P15"/>
      <text:p text:style-name="P24">Declaration</text:p>
      <text:p text:style-name="P13"/>
      <text:list xml:id="list1957131163" text:style-name="L3">
        <text:list-item>
          <text:p text:style-name="P23">Declaração</text:p>
        </text:list-item>
      </text:list>
      <text:p text:style-name="P15">Pedaço de código que irá ditar as propriedades e valores a <text:s/>serem aplicadas a um elemento HTML.</text:p>
      <text:list xml:id="list133441000845619" text:continue-numbering="true" text:style-name="L3">
        <text:list-item>
          <text:p text:style-name="P16">Como escrevemos?</text:p>
        </text:list-item>
      </text:list>
      <text:p text:style-name="P8"><text:span text:style-name="T14">body</text:span><text:span text:style-name="T1">{</text:span></text:p>
      <text:p text:style-name="P7"><text:span text:style-name="T18">background</text:span><text:span text:style-name="T12">:</text:span> <text:span text:style-name="T17">black</text:span>;</text:p>
      <text:p text:style-name="P44">/** color: green; Esa linha será ignorada, ou seja, não terá efeito na página estando com asteristico e barra**/</text:p>
      <text:p text:style-name="P11">}</text:p>
      <text:p text:style-name="P15"/>
      <text:p text:style-name="P25">Cascading</text:p>
      <text:p text:style-name="P25"/>
      <text:list xml:id="list3013851775" text:style-name="L6">
        <text:list-item>
          <text:p text:style-name="P26">Cascata</text:p>
        </text:list-item>
      </text:list>
      <text:p text:style-name="P18">Quando há 2(ou mais) declarações a última será mais relevante</text:p>
      <text:p text:style-name="P18"/>
      <text:p text:style-name="P18"><text:span text:style-name="T14">body</text:span>{</text:p>
      <text:p text:style-name="P11"><text:span text:style-name="T18">background</text:span>: <text:span text:style-name="T19">red</text:span>;</text:p>
      <text:p text:style-name="P11">}</text:p>
      <text:p text:style-name="P11"><text:span text:style-name="T14">body</text:span>{</text:p>
      <text:p text:style-name="P11"><text:span text:style-name="T18">background</text:span>: <text:span text:style-name="T19">blue</text:span>;</text:p>
      <text:p text:style-name="P11">}</text:p>
      <text:p text:style-name="P18"/>
      <text:p text:style-name="P18"/>
      <text:p text:style-name="P25"><text:soft-page-break/>Specificity</text:p>
      <text:p text:style-name="P25"/>
      <text:list xml:id="list2476169737" text:style-name="L8">
        <text:list-item>
          <text:p text:style-name="P27">Especifidade</text:p>
        </text:list-item>
      </text:list>
      <text:p text:style-name="P18">Cada seletor tem um peso e a soma dos pesos, será levada em conta para que a determinada declaração seja mais específica</text:p>
      <text:p text:style-name="P1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46">#id{</text:p>
            <text:p text:style-name="P47">/*peso 100*/</text:p>
            <text:p text:style-name="P47"><text:span text:style-name="T20">}</text:span></text:p>
          </table:table-cell>
          <table:table-cell table:style-name="Tabela1.B1" office:value-type="string">
            <text:p text:style-name="P46"/>
          </table:table-cell>
          <table:table-cell table:style-name="Tabela1.A1" office:value-type="string">
            <text:p text:style-name="P46">.class{</text:p>
            <text:p text:style-name="P47">/*peso 10*/</text:p>
            <text:p text:style-name="P47"><text:span text:style-name="T20">}</text:span></text:p>
          </table:table-cell>
          <table:table-cell table:style-name="Tabela1.A1" office:value-type="string">
            <text:p text:style-name="P46"/>
          </table:table-cell>
          <table:table-cell table:style-name="Tabela1.B1" office:value-type="string">
            <text:p text:style-name="P46">#<text:span text:style-name="T21">element</text:span>{</text:p>
            <text:p text:style-name="P47">/*peso 1*/</text:p>
            <text:p text:style-name="P47"><text:span text:style-name="T20">}</text:span></text:p>
          </table:table-cell>
        </table:table-row>
      </table:table>
      <text:p text:style-name="P18"/>
      <text:p text:style-name="P18"/>
      <text:p text:style-name="P19">A casata perde propriedade e é priorizada a especificidade da declaração</text:p>
      <text:p text:style-name="P19"/>
      <text:p text:style-name="P28">CSS Conceitos-Box Model</text:p>
      <text:p text:style-name="P28"/>
      <text:p text:style-name="P28">Box Model</text:p>
      <text:p text:style-name="P28"/>
      <text:list xml:id="list3479867965" text:style-name="L9">
        <text:list-item>
          <text:p text:style-name="P29">Tudo são caixas</text:p>
        </text:list-item>
      </text:list>
      <text:p text:style-name="P10"><text:span text:style-name="T4">Todos os elementos</text:span><text:span text:style-name="T5"> </text:span><text:span text:style-name="T4">HTML</text:span><text:span text:style-name="T5"> </text:span><text:span text:style-name="T4">serão considerados uma caixa, assim como uma caixa de papaelão</text:span></text:p>
      <text:p text:style-name="P10"><text:span text:style-name="T4"/></text:p>
      <text:list xml:id="list224103950" text:style-name="L10">
        <text:list-item>
          <text:p text:style-name="P45"><text:span text:style-name="T6">Caixas possuem determinadas propriedades</text:span></text:p>
        </text:list-item>
      </text:list>
      <text:p text:style-name="P1"><text:span text:style-name="T6">Conteúdos, largura, altura, bordas, preenchimentos (espaço interno), espaçamento (espaço externo)</text:span></text:p>
      <text:p text:style-name="P2"><draw:custom-shape text:anchor-type="paragraph" draw:z-index="0" draw:name="Forma 1" draw:style-name="gr5" draw:text-style-name="P52" svg:width="9.87cm" svg:height="7.78cm" svg:x="3.062cm" svg:y="0.649cm"><text:p/><draw:enhanced-geometry svg:viewBox="0 0 21600 21600" draw:mirror-horizontal="false" draw:mirror-vertical="false" draw:type="rectangle" draw:enhanced-path="M 0 0 L 21600 0 21600 21600 0 21600 0 0 Z N"/></draw:custom-shape><text:span text:style-name="T6"><text:s text:c="56"/></text:span></text:p>
      <text:p text:style-name="P3"><text:span text:style-name="T6"><text:s text:c="57"/></text:span><text:span text:style-name="T7">top</text:span><text:span text:style-name="T6"> <text:s text:c="90"/></text:span></text:p>
      <text:p text:style-name="P2"><draw:custom-shape text:anchor-type="paragraph" draw:z-index="1" draw:name="Forma 2" draw:style-name="gr4" draw:text-style-name="P51" svg:width="8.256cm" svg:height="6.351cm" svg:x="3.882cm" svg:y="0.12cm"><text:p/><draw:enhanced-geometry svg:viewBox="0 0 21600 21600" draw:type="rectangle" draw:enhanced-path="M 0 0 L 21600 0 21600 21600 0 21600 0 0 Z N"/></draw:custom-shape><text:span text:style-name="T6"><text:s text:c="55"/></text:span><text:span text:style-name="T7">margin</text:span><text:span text:style-name="T6"> <text:s text:c="67"/></text:span></text:p>
      <text:p text:style-name="P2"><draw:custom-shape text:anchor-type="paragraph" draw:z-index="2" draw:name="Forma 3" draw:style-name="gr3" draw:text-style-name="P50" svg:width="7.039cm" svg:height="5.213cm" svg:x="4.517cm" svg:y="0.067cm"><text:p/><draw:enhanced-geometry svg:viewBox="0 0 21600 21600" draw:type="rectangle" draw:enhanced-path="M 0 0 L 21600 0 21600 21600 0 21600 0 0 Z N"/></draw:custom-shape><text:span text:style-name="T6"><text:s text:c="56"/></text:span><text:span text:style-name="T7">border</text:span><text:span text:style-name="T6"> <text:s text:c="196"/></text:span></text:p>
      <text:p text:style-name="P2"><draw:custom-shape text:anchor-type="paragraph" draw:z-index="3" draw:name="Forma 4" draw:style-name="gr2" draw:text-style-name="P49" svg:width="6.007cm" svg:height="3.811cm" svg:x="4.967cm" svg:y="0.146cm"><text:p/><draw:enhanced-geometry svg:viewBox="0 0 21600 21600" draw:type="rectangle" draw:enhanced-path="M 0 0 L 21600 0 21600 21600 0 21600 0 0 Z N"/></draw:custom-shape><text:span text:style-name="T6"><text:s text:c="55"/></text:span><text:span text:style-name="T7">padding</text:span><text:span text:style-name="T6"> <text:s text:c="112"/></text:span></text:p>
      <text:p text:style-name="P4"><draw:custom-shape text:anchor-type="paragraph" draw:z-index="4" draw:name="Forma 5" draw:style-name="gr1" draw:text-style-name="P48" svg:width="4.922cm" svg:height="2.7cm" svg:x="5.443cm" svg:y="0.093cm"><text:p/><draw:enhanced-geometry svg:viewBox="0 0 21600 21600" draw:type="rectangle" draw:enhanced-path="M 0 0 L 21600 0 21600 21600 0 21600 0 0 Z N"/></draw:custom-shape><text:span text:style-name="T6"><text:s text:c="48"/></text:span><text:span text:style-name="T10">Element Content </text:span><text:span text:style-name="T6"><text:s text:c="78"/></text:span></text:p>
      <text:p text:style-name="P2"><text:span text:style-name="T6"><text:s text:c="41"/></text:span><text:span text:style-name="T8">height</text:span><text:span text:style-name="T7"> <text:s/></text:span><text:span text:style-name="T6"><text:s text:c="115"/></text:span></text:p>
      <text:p text:style-name="P5"><text:span text:style-name="T6"><text:s text:c="16"/>left <text:s text:c="76"/>right <text:s text:c="37"/></text:span></text:p>
      <text:p text:style-name="P6"><text:span text:style-name="T6"><text:s/><text:tab/><text:tab/><text:tab/><text:tab/><text:tab/><text:tab/></text:span><text:span text:style-name="T9">width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bottom<text:tab/> <text:s text:c="50"/></text:span></text:p>
      <text:p text:style-name="P39"><text:soft-page-break/><text:span text:style-name="T30"/></text:p>
      <text:p text:style-name="P40"><text:span text:style-name="T31">H</text:span><text:span text:style-name="T28">TML</text:span></text:p>
      <text:p text:style-name="P39"><text:span text:style-name="T30"><text:s/></text:span><text:span text:style-name="T28">&lt;</text:span><text:span text:style-name="T33">header</text:span><text:span text:style-name="T28">&gt;</text:span></text:p>
      <text:p text:style-name="P11">&lt;<text:span text:style-name="T32">h1</text:span>&gt;AMTec Sistem&lt;/<text:span text:style-name="T32">h1</text:span>&gt;</text:p>
      <text:p text:style-name="P11">&lt;<text:span text:style-name="T32">p</text:span>&gt;</text:p>
      <text:p text:style-name="P11">&lt;<text:span text:style-name="T32">span</text:span>&gt;</text:p>
      <text:p text:style-name="P11">Informação</text:p>
      <text:p text:style-name="P11">&lt;/<text:span text:style-name="T32">span</text:span>&gt;</text:p>
      <text:p text:style-name="P11">&lt;<text:span text:style-name="T32">span</text:span>&gt;</text:p>
      <text:p text:style-name="P11">extra</text:p>
      <text:p text:style-name="P11">&lt;/<text:span text:style-name="T32">span</text:span>&gt;</text:p>
      <text:p text:style-name="P11">&lt;/<text:span text:style-name="T32">p</text:span>&gt;</text:p>
      <text:p text:style-name="P35"/>
      <text:p text:style-name="P11">&lt;/<text:span text:style-name="T32">header</text:span>&gt;</text:p>
      <text:p text:style-name="P37"><text:span text:style-name="T28"/></text:p>
      <text:p text:style-name="P40"><text:span text:style-name="T28">CSS</text:span></text:p>
      <text:p text:style-name="P38"><text:span text:style-name="T28"/></text:p>
      <text:p text:style-name="P11"><text:span text:style-name="T32">header</text:span>{</text:p>
      <text:p text:style-name="P11">border: <text:span text:style-name="T34">1</text:span><text:span text:style-name="T32">px</text:span> <text:span text:style-name="T34">solid</text:span> <text:span text:style-name="T34">red</text:span>; <text:s text:c="6"/><text:span text:style-name="T22">&lt;</text:span><text:span text:style-name="T23">Bordas</text:span><text:span text:style-name="T22">&gt;</text:span></text:p>
      <text:p text:style-name="P11">padding: <text:span text:style-name="T34">60</text:span><text:span text:style-name="T32">px</text:span>; <text:s text:c="15"/><text:span text:style-name="T22">&lt;</text:span><text:span text:style-name="T23">Preenchimentos&gt;</text:span></text:p>
      <text:p text:style-name="P11">}</text:p>
      <text:p text:style-name="P11">h1{</text:p>
      <text:p text:style-name="P11">border: <text:span text:style-name="T34">1</text:span><text:span text:style-name="T32">px</text:span> <text:span text:style-name="T34">solid</text:span> <text:span text:style-name="T34">green</text:span>;</text:p>
      <text:p text:style-name="P11">height: <text:span text:style-name="T34">60</text:span><text:span text:style-name="T32">px</text:span>; <text:s text:c="10"/><text:span text:style-name="T22">&lt;</text:span><text:span text:style-name="T23">Tamanho</text:span><text:span text:style-name="T22">&gt;</text:span></text:p>
      <text:p text:style-name="P12">display: <text:span text:style-name="T34">inline</text:span>; <text:s text:c="9"/><text:span text:style-name="T26">&lt;</text:span><text:span text:style-name="T27">para sair da opção block e agrupar em linha os elementos</text:span><text:span text:style-name="T26">&gt;</text:span></text:p>
      <text:p text:style-name="P12">}</text:p>
      <text:p text:style-name="P35"/>
      <text:p text:style-name="P11"><text:span text:style-name="T32">p</text:span>{</text:p>
      <text:p text:style-name="P11">border: <text:span text:style-name="T34">1</text:span><text:span text:style-name="T32">px</text:span> <text:span text:style-name="T34">solid</text:span> <text:span text:style-name="T34">purple</text:span>;</text:p>
      <text:p text:style-name="P11">margin: <text:span text:style-name="T34">20</text:span><text:span text:style-name="T32">px</text:span>; <text:s text:c="5"/><text:span text:style-name="T22"><text:s/>&lt;</text:span><text:span text:style-name="T23">para dar margem aos elementos</text:span><text:span text:style-name="T22">&gt;</text:span></text:p>
      <text:p text:style-name="P11">display: <text:span text:style-name="T34">inline</text:span>;</text:p>
      <text:p text:style-name="P11">}</text:p>
      <text:p text:style-name="P35"/>
      <text:p text:style-name="P11"><text:span text:style-name="T32">span</text:span>{</text:p>
      <text:p text:style-name="P11">border: <text:span text:style-name="T34">1</text:span><text:span text:style-name="T32">px</text:span> <text:span text:style-name="T34">solid</text:span> <text:span text:style-name="T34">pink</text:span>;</text:p>
      <text:p text:style-name="P11">display: <text:span text:style-name="T34">block</text:span>; <text:s text:c="12"/><text:span text:style-name="T26">&lt;</text:span><text:span text:style-name="T27">para sair da opção inline e agrupar abaixo dos elementos</text:span><text:span text:style-name="T26">&gt;</text:span></text:p>
      <text:p text:style-name="P11">}</text:p>
      <text:p text:style-name="P38"><text:soft-page-break/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, Menlo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1:01:04.970340892</meta:creation-date>
    <dc:date>2023-05-28T13:34:40.332721441</dc:date>
    <meta:editing-duration>PT6M44S</meta:editing-duration>
    <meta:editing-cycles>1</meta:editing-cycles>
    <meta:document-statistic meta:table-count="1" meta:image-count="0" meta:object-count="0" meta:page-count="5" meta:paragraph-count="104" meta:word-count="361" meta:character-count="3554" meta:non-whitespace-character-count="1975"/>
    <meta:generator>LibreOffice/7.3.7.2$Linux_X86_64 LibreOffice_project/30$Build-2</meta:generator>
  </office:meta>
</office:document-meta>
</file>